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0E1000000E12E3CA52410F88BC7.jpg" manifest:media-type="image/jpeg"/>
  <manifest:file-entry manifest:full-path="Pictures/10000000000000E1000000E1081A8FF0F38E9729.jpg" manifest:media-type="image/jpe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0.85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svg:stroke-width="0.1cm" svg:stroke-color="#00a65d" draw:marker-start-width="0.5cm" draw:marker-end-width="0.5cm" draw:fill="none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fill="solid" draw:fill-color="#ce181e" draw:textarea-horizontal-align="justify" draw:textarea-vertical-align="middle" draw:auto-grow-height="false" fo:min-height="0cm" fo:min-width="0cm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draw:fill="none" draw:textarea-vertical-align="middle" draw:auto-grow-height="false" fo:min-height="3.352cm" fo:min-width="0cm"/>
    </style:style>
    <style:style style:name="gr8" style:family="graphic" style:parent-style-name="standard">
      <style:graphic-properties draw:fill="none" draw:textarea-vertical-align="middle" draw:auto-grow-height="false" fo:min-height="5.851cm" fo:min-width="0.1cm"/>
    </style:style>
    <style:style style:name="gr9" style:family="graphic" style:parent-style-name="standard">
      <style:graphic-properties draw:stroke="none" svg:stroke-color="#000000" draw:fill="none" draw:fill-color="#ffffff" fo:min-height="0.906cm"/>
    </style:style>
    <style:style style:name="gr10" style:family="graphic" style:parent-style-name="standard">
      <style:graphic-properties draw:stroke="none" svg:stroke-color="#000000" draw:fill="none" draw:fill-color="#ffffff" fo:min-height="0.864cm"/>
    </style:style>
    <style:style style:name="gr11" style:family="graphic" style:parent-style-name="standard">
      <style:graphic-properties draw:stroke="none" svg:stroke-color="#000000" draw:fill="none" draw:fill-color="#ffffff" fo:min-height="0.712cm"/>
    </style:style>
    <style:style style:name="gr12" style:family="graphic" style:parent-style-name="standard">
      <style:graphic-properties draw:stroke="none" draw:fill="none" fo:min-height="0.86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solid" draw:fill-color="#ce181e"/>
      <style:paragraph-properties fo:text-align="center"/>
    </style:style>
    <style:style style:name="P4" style:family="paragraph">
      <loext:graphic-properties draw:fill="none" draw:fill-color="#ffffff"/>
      <style:text-properties fo:font-size="18pt" style:font-size-asian="18pt" style:font-size-complex="18pt"/>
    </style:style>
    <style:style style:name="P5" style:family="paragraph">
      <loext:graphic-properties draw:fill="none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style:text-position="-33% 58%" fo:font-size="18pt" style:font-size-asian="18pt" style:font-size-complex="18pt"/>
    </style:style>
    <style:style style:name="T3" style:family="text">
      <style:text-properties style:text-position="0% 100%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3cm" svg:y1="11cm" svg:x2="17.6cm" svg:y2="11cm">
          <text:p/>
        </draw:line>
        <draw:line draw:style-name="gr1" draw:text-style-name="P1" draw:layer="layout" svg:x1="4cm" svg:y1="12.7cm" svg:x2="4cm" svg:y2="2.4cm">
          <text:p/>
        </draw:line>
        <draw:frame draw:style-name="gr2" draw:text-style-name="P2" draw:layer="layout" svg:width="0.8cm" svg:height="1.1cm" svg:x="4.1cm" svg:y="2.2cm">
          <draw:text-box>
            <text:p>Y</text:p>
          </draw:text-box>
        </draw:frame>
        <draw:frame draw:style-name="gr2" draw:text-style-name="P2" draw:layer="layout" svg:width="0.8cm" svg:height="1.1cm" svg:x="16.9cm" svg:y="10cm">
          <draw:text-box>
            <text:p>X</text:p>
          </draw:text-box>
        </draw:frame>
        <draw:frame draw:style-name="gr3" draw:text-style-name="P1" draw:layer="layout" svg:width="1.768cm" svg:height="1.768cm" svg:x="8.2cm" svg:y="9.1cm">
          <draw:image xlink:href="Pictures/10000000000000E1000000E1081A8FF0F38E9729.jpg" xlink:type="simple" xlink:show="embed" xlink:actuate="onLoad">
            <text:p/>
          </draw:image>
        </draw:frame>
        <draw:frame draw:style-name="gr3" draw:text-style-name="P1" draw:layer="layout" svg:width="2.055cm" svg:height="2.055cm" svg:x="4.845cm" svg:y="5.7cm">
          <draw:image xlink:href="Pictures/10000000000000E1000000E12E3CA52410F88BC7.jpg" xlink:type="simple" xlink:show="embed" xlink:actuate="onLoad">
            <text:p/>
          </draw:image>
        </draw:frame>
        <draw:line draw:style-name="gr4" draw:text-style-name="P1" draw:layer="layout" svg:x1="3cm" svg:y1="11.6cm" svg:x2="15.8cm" svg:y2="3.9cm">
          <text:p/>
        </draw:line>
        <draw:custom-shape draw:style-name="gr5" draw:text-style-name="P3" draw:layer="layout" svg:width="0.2cm" svg:height="0.2cm" svg:x="10.2cm" svg:y="7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" draw:layer="layout" svg:x1="10.3cm" svg:y1="7.2cm" svg:x2="10.3cm" svg:y2="11cm">
          <text:p/>
        </draw:line>
        <draw:custom-shape draw:style-name="gr7" draw:text-style-name="P1" draw:layer="layout" svg:width="0.6cm" svg:height="3.8cm" svg:x="10.5cm" svg:y="7.2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8" draw:text-style-name="P1" draw:layer="layout" svg:width="0.6cm" svg:height="6.101cm" draw:transform="rotate (1.57184352434609) translate (4.1cm 11.71cm)">
          <text:p/>
          <draw:enhanced-geometry svg:viewBox="0 0 21600 21600" draw:mirror-vertical="tru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9" draw:text-style-name="P4" draw:layer="layout" svg:width="3.857cm" svg:height="1.156cm" svg:x="13.156cm" svg:y="5.274cm">
          <draw:text-box>
            <text:p><text:span text:style-name="T1">P'=(p'</text:span><text:span text:style-name="T2">1</text:span><text:span text:style-name="T1">, p'</text:span><text:span text:style-name="T2">2</text:span><text:span text:style-name="T1">)</text:span></text:p>
          </draw:text-box>
        </draw:frame>
        <draw:custom-shape draw:style-name="gr5" draw:text-style-name="P3" draw:layer="layout" svg:width="0.2cm" svg:height="0.2cm" svg:x="9.2cm" svg:y="4.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2cm" svg:height="0.2cm" svg:x="13.5cm" svg:y="8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4" draw:layer="layout" svg:width="3.2cm" svg:height="1.114cm" svg:x="13.7cm" svg:y="7.786cm">
          <draw:text-box>
            <text:p><text:span text:style-name="T1">B=(b</text:span><text:span text:style-name="T2">1</text:span><text:span text:style-name="T3">, b</text:span><text:span text:style-name="T2">2</text:span><text:span text:style-name="T1">)</text:span></text:p>
          </draw:text-box>
        </draw:frame>
        <draw:frame draw:style-name="gr10" draw:text-style-name="P4" draw:layer="layout" svg:width="3.2cm" svg:height="1.114cm" svg:x="9.5cm" svg:y="4.3cm">
          <draw:text-box>
            <text:p><text:span text:style-name="T1">A=(a</text:span><text:span text:style-name="T2">1</text:span><text:span text:style-name="T3">, a</text:span><text:span text:style-name="T2">2</text:span><text:span text:style-name="T1">)</text:span></text:p>
          </draw:text-box>
        </draw:frame>
        <draw:custom-shape draw:style-name="gr5" draw:text-style-name="P3" draw:layer="layout" svg:width="0.2cm" svg:height="0.2cm" svg:x="12.788cm" svg:y="5.565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4" draw:layer="layout" svg:width="3.2cm" svg:height="1.114cm" svg:x="10.669cm" svg:y="6.623cm">
          <draw:text-box>
            <text:p><text:span text:style-name="T1">P=(p</text:span><text:span text:style-name="T2">1</text:span><text:span text:style-name="T3">, p</text:span><text:span text:style-name="T2">2</text:span><text:span text:style-name="T1">)</text:span></text:p>
          </draw:text-box>
        </draw:frame>
        <draw:frame draw:style-name="gr12" draw:text-style-name="P5" draw:layer="layout" svg:width="1.056cm" svg:height="1.115cm" svg:x="6.616cm" svg:y="11.455cm">
          <draw:text-box>
            <text:p><text:span text:style-name="T1">p</text:span><text:span text:style-name="T2">1</text:span></text:p>
          </draw:text-box>
        </draw:frame>
        <draw:frame draw:style-name="gr12" draw:text-style-name="P5" draw:layer="layout" svg:width="1.056cm" svg:height="1.115cm" svg:x="11.14cm" svg:y="8.597cm">
          <draw:text-box>
            <text:p><text:span text:style-name="T3">p</text:span><text:span text:style-name="T2">2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2-06T22:25:07.706393744</meta:creation-date>
    <dc:date>2020-02-14T11:34:13.787016998</dc:date>
    <meta:editing-duration>PT38M42S</meta:editing-duration>
    <meta:editing-cycles>4</meta:editing-cycles>
    <meta:generator>LibreOffice/6.0.2.1$Linux_X86_64 LibreOffice_project/00m0$Build-1</meta:generator>
    <meta:document-statistic meta:object-count="20"/>
  </office:meta>
</office:document-meta>
</file>